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ed43" officeooo:paragraph-rsid="0003ed43"/>
    </style:style>
    <style:style style:name="P2" style:family="paragraph" style:parent-style-name="Standard">
      <style:text-properties style:text-position="sub 58%" officeooo:rsid="0003ed43" officeooo:paragraph-rsid="0003ed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เขียนโปรแกรมด้วยภาษา C</text:p>
      <text:p text:style-name="P1"/>
      <text:p text:style-name="P1">โปรแกรมแรกที่ไม่ใช่ Hello world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0:43:45.538403833</meta:creation-date>
    <dc:date>2022-06-17T10:56:07.901525658</dc:date>
    <meta:editing-duration>PT12M30S</meta:editing-duration>
    <meta:editing-cycles>1</meta:editing-cycles>
    <meta:document-statistic meta:table-count="0" meta:image-count="0" meta:object-count="0" meta:page-count="1" meta:paragraph-count="2" meta:word-count="36" meta:character-count="47" meta:non-whitespace-character-count="44"/>
    <meta:generator>LibreOffice/7.0.4.2$Linux_ARM_EABI LibreOffice_project/00$Build-2</meta:generator>
  </office:meta>
</office:document-meta>
</file>